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" svg:font-family="MTSY" style:font-family-generic="roman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2f85d"/>
    </style:style>
    <style:style style:name="P2" style:family="paragraph" style:parent-style-name="Standard">
      <style:text-properties fo:language="en" fo:country="GB" officeooo:paragraph-rsid="0012f85d"/>
    </style:style>
    <style:style style:name="P3" style:family="paragraph" style:parent-style-name="Heading_20_1">
      <style:text-properties fo:language="en" fo:country="GB" officeooo:paragraph-rsid="0012f85d"/>
    </style:style>
    <style:style style:name="P4" style:family="paragraph" style:parent-style-name="Standard">
      <style:text-properties fo:color="#000000" loext:opacity="100%" officeooo:paragraph-rsid="0012f85d"/>
    </style:style>
    <style:style style:name="P5" style:family="paragraph" style:parent-style-name="Standard">
      <style:text-properties fo:color="#000000" loext:opacity="100%" fo:font-weight="bold" officeooo:paragraph-rsid="0012f85d" style:font-weight-asian="bold" style:font-weight-complex="bold"/>
    </style:style>
    <style:style style:name="P6" style:family="paragraph" style:parent-style-name="Standard">
      <style:text-properties fo:color="#000000" loext:opacity="100%" officeooo:rsid="0016fd1d" officeooo:paragraph-rsid="0016fd1d"/>
    </style:style>
    <style:style style:name="P7" style:family="paragraph" style:parent-style-name="Standard">
      <style:text-properties fo:color="#000000" loext:opacity="100%" officeooo:rsid="001b93df" officeooo:paragraph-rsid="001b93df"/>
    </style:style>
    <style:style style:name="P8" style:family="paragraph" style:parent-style-name="Standard">
      <style:text-properties fo:color="#000000" loext:opacity="100%" officeooo:rsid="0016fd1d" officeooo:paragraph-rsid="0016fd1d" fo:background-color="#ff0000"/>
    </style:style>
    <style:style style:name="P9" style:family="paragraph" style:parent-style-name="Standard">
      <style:text-properties fo:color="#000000" loext:opacity="100%" officeooo:rsid="001c635f" officeooo:paragraph-rsid="001c635f"/>
    </style:style>
    <style:style style:name="P10" style:family="paragraph" style:parent-style-name="Standard">
      <style:text-properties fo:color="#ed7d31" loext:opacity="100%" officeooo:rsid="00140362" officeooo:paragraph-rsid="00140362"/>
    </style:style>
    <style:style style:name="P11" style:family="paragraph" style:parent-style-name="Standard">
      <style:text-properties fo:color="#ed7d31" loext:opacity="100%" officeooo:paragraph-rsid="0012f85d"/>
    </style:style>
    <style:style style:name="P12" style:family="paragraph" style:parent-style-name="Standard">
      <style:text-properties fo:color="#ed7d31" loext:opacity="100%" fo:font-weight="bold" officeooo:paragraph-rsid="0012f85d" style:font-weight-asian="bold"/>
    </style:style>
    <style:style style:name="P13" style:family="paragraph" style:parent-style-name="Standard">
      <style:text-properties fo:color="#ed7d31" loext:opacity="100%" officeooo:rsid="00161ca3" officeooo:paragraph-rsid="0012f85d"/>
    </style:style>
    <style:style style:name="P14" style:family="paragraph" style:parent-style-name="Standard">
      <style:text-properties fo:color="#4472c4" loext:opacity="100%" officeooo:paragraph-rsid="0012f85d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officeooo:paragraph-rsid="00219a86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GB"/>
    </style:style>
    <style:style style:name="T3" style:family="text">
      <style:text-properties fo:color="#000000" loext:opacity="100%" officeooo:rsid="00140362"/>
    </style:style>
    <style:style style:name="T4" style:family="text">
      <style:text-properties fo:color="#000000" loext:opacity="100%" officeooo:rsid="001c635f"/>
    </style:style>
    <style:style style:name="T5" style:family="text">
      <style:text-properties fo:color="#000000" loext:opacity="100%" style:font-name="MinionPro-Regular" fo:font-size="9pt" officeooo:rsid="001c635f" style:font-size-asian="9pt"/>
    </style:style>
    <style:style style:name="T6" style:family="text">
      <style:text-properties fo:color="#ed7d31" loext:opacity="100%"/>
    </style:style>
    <style:style style:name="T7" style:family="text">
      <style:text-properties fo:color="#ed7d31" loext:opacity="100%" fo:font-weight="bold" style:font-weight-asian="bold"/>
    </style:style>
    <style:style style:name="T8" style:family="text">
      <style:text-properties fo:color="#ed7d31" loext:opacity="100%" fo:font-weight="bold" officeooo:rsid="00140362" style:font-weight-asian="bold"/>
    </style:style>
    <style:style style:name="T9" style:family="text">
      <style:text-properties fo:color="#ed7d31" loext:opacity="100%" officeooo:rsid="00140362"/>
    </style:style>
    <style:style style:name="T10" style:family="text">
      <style:text-properties fo:color="#ed7d31" loext:opacity="100%" officeooo:rsid="00161ca3"/>
    </style:style>
    <style:style style:name="T11" style:family="text">
      <style:text-properties fo:color="#ed7d31" loext:opacity="100%" officeooo:rsid="0016fd1d"/>
    </style:style>
    <style:style style:name="T12" style:family="text">
      <style:text-properties fo:color="#ed7d31" loext:opacity="100%" officeooo:rsid="0020ecf3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0000" loext:char-shading-value="0"/>
    </style:style>
    <style:style style:name="T15" style:family="text">
      <style:text-properties style:font-name="MinionPro-Regular" fo:font-size="9pt" style:font-size-asian="9pt"/>
    </style:style>
    <style:style style:name="T16" style:family="text">
      <style:text-properties style:font-name="MinionPro-Regular" fo:font-size="9pt" fo:font-style="italic" style:font-size-asian="9pt" style:font-style-asian="italic"/>
    </style:style>
    <style:style style:name="T17" style:family="text">
      <style:text-properties style:font-name="MinionPro-It" fo:font-size="9pt" fo:font-style="italic" style:font-size-asian="9pt" style:font-style-asian="italic"/>
    </style:style>
    <style:style style:name="T18" style:family="text">
      <style:text-properties style:font-name="MinionPro-It" fo:font-size="6pt" fo:font-style="italic" style:font-size-asian="6pt" style:font-style-asian="italic"/>
    </style:style>
    <style:style style:name="T19" style:family="text">
      <style:text-properties style:font-name="MTSY" fo:font-size="9pt" style:font-size-asian="9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/>
      <text:p text:style-name="P2"/>
      <text:p text:style-name="P1">Revisión OM.R usa el archivo brps.rds que se obtiene de OM1.R en el artículo “Linking the performance of a data-limited empirical catch rule to life-history traits”. </text:p>
      <text:p text:style-name="P1"/>
      <text:p text:style-name="P1"/>
      <text:p text:style-name="P1">El primer bloque de código se centra en definir the random fishing history. Para cada una de las iteraciones fijar el valor inicial de F en 0, el valor a la mitad del periodo como una uniforme [0,1] y el valor al final del período del mismo modelo U[0,1]. Los valores de F para los demás años se obtienen interpolando<text:span text:style-name="T7">. Doubt:</text:span><text:span text:style-name="T6"> en el artículo habla de uniformes U[0, Fpa] no U[0,1]. Solved lo soluciona más abajo multiplicando por Fcrash.</text:span></text:p>
      <text:p text:style-name="P14"/>
      <text:p text:style-name="P5">Ahora nos centramos en crear los modelos OM (o ese es el título, veamos que se realiza).</text:p>
      <text:p text:style-name="P4"/>
      <text:p text:style-name="P1"><text:span text:style-name="T1">Leemos el archivo csv con la información de los stocks. Esta información no incluye información extra derivada del OM1.R como es </text:span>s, minfbar, maxfbar, M, M_mat, MK y amax.</text:p>
      <text:p text:style-name="P1"/>
      <text:p text:style-name="P4">A continuación, leemos el archivo brps (que entiendo que proviene del código OM1.R) y comenzamos la tarea de crear los FLStocks.</text:p>
      <text:p text:style-name="P4"/>
      <text:p text:style-name="P4">Iniciamos loop donde recorremos cada uno de los stocks.</text:p>
      <text:p text:style-name="P4"/>
      <text:p text:style-name="P1"><text:span text:style-name="T7">Doubt: </text:span><text:span text:style-name="T6">¿este script carece de un OM_scns donde se encuentren los parámetros que definen los diferentes scenarios en el OM?</text:span></text:p>
      <text:p text:style-name="P11"/>
      <text:p text:style-name="P1">Convierto el objecto brps en un FLStock y extraigo los puntos de referencia incluidos en brps.</text:p>
      <text:p text:style-name="P1"/>
      <text:p text:style-name="P1">¿Como pasamos de brps a un FLStock repleto de información para los 100 años?</text:p>
      <text:p text:style-name="P1"/>
      <text:p text:style-name="P1">Brps contiene información sobre <text:s/>SR, reference points, fbar anual que va de 0 a Fcrash, selectividad, mortalidad natural, madurez, pesos stock y pesos landings por edad. <text:span text:style-name="T7">Entiendo que es esta información la que permite completar el FLStock, pero estos 100 años de información </text:span><text:span text:style-name="T8">corresponden a una F que va de o a Fcrash.</text:span></text:p>
      <text:p text:style-name="P12"/>
      <text:p text:style-name="P4">Usando la función stf preparamos el objecto para las predicciones. </text:p>
      <text:p text:style-name="P4"/>
      <text:p text:style-name="P1"><text:span text:style-name="T3">Creamos un objecto</text:span><text:span text:style-name="T1"> a partir de la información en brp </text:span><text:span text:style-name="T3">con </text:span><text:span text:style-name="T1">la relación SR y los residuos correspondientes </text:span><text:span text:style-name="T3">con rlnoise.</text:span></text:p>
      <text:p text:style-name="P4"/>
      <text:p text:style-name="P1"><text:span text:style-name="T2">Definimos las f’s correspondientes al one-way setting (fishing mortality 0.5Fmsy until year 75, then increase to 0.8Fcrash). </text:span><text:span text:style-name="T1">Fijate que las F’s son para los años del 2 al 100.</text:span></text:p>
      <text:p text:style-name="P4"/>
      <text:p text:style-name="P1"><text:span text:style-name="T1">Entonces usando esta información vamos a la función fwd para </text:span><text:span text:style-name="T3">cambiar los valores de la parte histórica acorde al escenario</text:span><text:span text:style-name="T1">. ¿qué sucede con stk en este momento, cambia la parte histórica? </text:span><text:span text:style-name="T7">Tenemos como resultado ERROR. En la segunda revisión aún teniendo en cuenta la siguiente frase hemos tenido problemas. Se deben a problemas entre Flash y Flasher.</text:span></text:p>
      <text:p text:style-name="P4">El problema viene dado por tener cargado en memoria el paquete Flasher al ir haciendo comprobaciones con el OM1.R. Take care!</text:p>
      <text:p text:style-name="P4"/>
      <text:p text:style-name="P1"><text:soft-page-break/><text:span text:style-name="T1">Lo que vemos es que con esto substituimos la F que teníamos que iba de </text:span>0 a Fcrash por la definida en el one-way setting, actualizando así el REC, SSB y Catch teniendo incertidumbre debido a la variabilidad en la SR relation.</text:p>
      <text:p text:style-name="P1"/>
      <text:p text:style-name="P5">A continuación, preparamos lo OMs para el MSE MP.</text:p>
      <text:p text:style-name="P4"/>
      <text:p text:style-name="P4">Partimos del FLStock creado, de la SR definida y le los valores life history proporcionados en el csv importado.</text:p>
      <text:p text:style-name="P4">Acortamos los objecto empezando en el año 50 de los 100 disponibles. Definimos un objecto FLPar con a, b y Lc (calculada usando el FLStock y a y b).</text:p>
      <text:p text:style-name="P1"><text:span text:style-name="T1">Comenzamos la definición de los índices de biomasa. Lo crean de un modo distinto a nivel de código, pero parece lo mismo que se hace en el </text:span><text:span text:style-name="T3">material suplementario de otro artículo, excepto que no veo el uso de a50</text:span><text:span text:style-name="T1">, además creamos vector de desviaciones asociadas al índice. También se define la talla media considerando weighted mean </text:span><text:span text:style-name="T3">de</text:span><text:span text:style-name="T1"> las tallas por encima de Lc. </text:span><text:span text:style-name="T6">PA_status_dev </text:span><text:span text:style-name="T11">para meter incertidumbre positiva o negativa en el vector que tenemos con false o true a cerca de la situación del stock status usando SSB.</text:span></text:p>
      <text:p text:style-name="P4">Definimos Iloss en base a SSB y al índice y sus desviaciones correspondientes.</text:p>
      <text:p text:style-name="P10">Argumento pars_est no está claro su uso.</text:p>
      <text:p text:style-name="P1"><text:span text:style-name="T1">Definimos el modelo operativo con la class FLom usando el FLStock, la relación SR y el método para proyectar. </text:span><text:span text:style-name="T9">Recuerda que aparecen exponentes asociados a cada elemento de la regla, ya que trabajamos con una generalización.</text:span></text:p>
      <text:p text:style-name="P1"><text:span text:style-name="T1">Definimos el observation error model (OEM), </text:span><text:span text:style-name="T9">creo que devuelve los el indice de biomasa y las tallas medias con error (usando los errores creados anteriormente).</text:span></text:p>
      <text:p text:style-name="P11"/>
      <text:p text:style-name="P1"><text:span text:style-name="T2">Creamos objecto mpCtrl (The mpCtrl class defines which modules will be run my a call to the mp function. It contains a series of objects of class mseCtrl only for those modules required by the defined MP). </text:span><text:span text:style-name="T1">La primera función que se incluye es est_comps y calcula cada uno de los elementos de la regla de captutra, b, f, m y r. La segunda función es phcr_comps lo que hace es crear un objecto con los nuevos parámetros de la regla que se han creado para la optimización, e_r, e_f y e_b. Tercera función hcr_comps esta función aplica la ecuación de la catch rule. Última función pasada al objecto is_comps, da lugar al TAC (</text:span><text:span text:style-name="T6">aunque n</text:span><text:span text:style-name="T10">o he podido ver en detalle como lo cálcula porque la ejecución en local falla, le faltan argumentos que deberían estar en pars_est</text:span><text:span text:style-name="T6">). </text:span><text:span text:style-name="T10">Por último creamos el elemento iem que contiene “</text:span><text:span text:style-name="T9">The FLiem class stores the information relative to the implementation error model of the MSE.” <text:s/></text:span><text:span text:style-name="T10">que en resumen sería implementar error en el TAC de cada año, </text:span><text:span text:style-name="T12">pero ojo en si está o no activo acorde use_dev.</text:span></text:p>
      <text:p text:style-name="P13"/>
      <text:p text:style-name="P4">Con todo ello creamos una lista que será el input del mp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>Análisis de la catch rule empleada usando la siguiente lista:</text:p>
      <text:p text:style-name="P6"/>
      <text:p text:style-name="P6">pars_est &lt;- list(</text:p>
      <text:p text:style-name="P6"><text:s text:c="4"/>comp_r = TRUE, comp_f = TRUE, comp_b = TRUE,</text:p>
      <text:p text:style-name="P6"><text:s text:c="4"/>comp_c = TRUE, <office:annotation office:name="__Annotation__697_3601577900" loext:resolved="false"><dc:creator>Autor desconocido</dc:creator><dc:date>2023-01-25T13:36:16.994000000</dc:date><text:p text:style-name="P17"><text:span text:style-name="T20">Debo poner el valor que corresponda a lo que se use en solea </text:span></text:p></office:annotation><text:span text:style-name="T14">comp_m = 1</text:span><office:annotation-end office:name="__Annotation__697_3601577900"/>,</text:p>
      <text:p text:style-name="P6"><text:s text:c="4"/><text:span text:style-name="T13">idxB_lag = 1, idxB_range_1 = 2, idxB_range_2 = 3,</text:span> <office:annotation office:name="__Annotation__649_3601577900" loext:resolved="false"><dc:creator>Autor desconocido</dc:creator><dc:date>2023-01-25T13:24:47.900000000</dc:date><text:p text:style-name="P17"><text:span text:style-name="T20">Correcto para que en b tengamos en el numerador I_y-1</text:span></text:p></office:annotation><text:span text:style-name="T13">idxB_range_3 = 1</text:span><office:annotation-end office:name="__Annotation__649_3601577900"/>,</text:p>
      <text:p text:style-name="P6"><text:s text:c="4"/><office:annotation office:name="__Annotation__681_3601577900" loext:resolved="false"><dc:creator>Autor desconocido</dc:creator><dc:date>2023-01-25T13:35:07.138000000</dc:date><text:p text:style-name="P17"><text:span text:style-name="T20">Capturas del año anterior.</text:span></text:p></office:annotation><text:span text:style-name="T13">catch_lag = 1, catch_range = 1,</text:span><office:annotation-end office:name="__Annotation__681_3601577900"/></text:p>
      <text:p text:style-name="P6"><text:s text:c="4"/><office:annotation office:name="__Annotation__746_3601577900" loext:resolved="false"><dc:creator>Autor desconocido</dc:creator><dc:date>2023-01-25T14:26:30.988000000</dc:date><text:p text:style-name="P17"><text:span text:style-name="T20">Supone que cada dos años toca actualizar tac y por lo tanto si el año en el que estamos es el segundo desde el tac anterior y tenemos lower o upper constraints las aplicamos si el index está por debajo o por encima de Itrigger</text:span></text:p></office:annotation><text:span text:style-name="T14">interval = 2</text:span>,<office:annotation-end office:name="__Annotation__746_3601577900"/></text:p>
      <text:p text:style-name="P6"><text:s text:c="3"/><office:annotation office:name="__Annotation__648_3601577900" loext:resolved="false"><dc:creator>Autor desconocido</dc:creator><dc:date>2023-01-25T13:16:32.237000000</dc:date><text:p text:style-name="P17"><text:span text:style-name="T20">Así default rule, using L_y-1 in the denominator</text:span></text:p></office:annotation><text:span text:style-name="T13"><text:s/>idxL_lag = 1, idxL_range = 1</text:span><office:annotation-end office:name="__Annotation__648_3601577900"/>,</text:p>
      <text:p text:style-name="P6"><text:s text:c="4"/>exp_r = 1, exp_f = 1, exp_b = 1,</text:p>
      <text:p text:style-name="P6"><text:s text:c="4"/><office:annotation office:name="__Annotation__644_3601577900" loext:resolved="false"><dc:creator>Autor desconocido</dc:creator><dc:date>2023-01-25T13:12:20.861000000</dc:date><text:p text:style-name="P17"><text:span text:style-name="T20">Esto es L_F=M</text:span></text:p><text:p text:style-name="P17"><text:span text:style-name="T20"/></text:p></office:annotation><text:span text:style-name="T13">Lref = rep((lhist$linf + 2*1.5*c(pars_l["Lc"])) / (1 + 2*1.5), n_iter),</text:span><office:annotation-end office:name="__Annotation__644_3601577900"/></text:p>
      <text:p text:style-name="P6"><text:s text:c="4"/>B_lim = rep(brps[[stock]]@Blim, n_iter),</text:p>
      <text:p text:style-name="P6"><text:s text:c="4"/><text:span text:style-name="T13">I_trigger = c(I_loss$idx_dev * 1.4),</text:span> ### default, can be overwritten later</text:p>
      <text:p text:style-name="P6"><text:s text:c="4"/><office:annotation office:name="__Annotation__668_3601577900" loext:resolved="false"><dc:creator>Autor desconocido</dc:creator><dc:date>2023-01-25T13:27:20.859000000</dc:date><text:p text:style-name="P17"><text:span text:style-name="T20">Afecta a la componente b. Algún tipo de límite según el stock status.</text:span></text:p></office:annotation><text:span text:style-name="T14">pa_buffer = FALSE, pa_size = 0.8, pa_duration = 3</text:span><office:annotation-end office:name="__Annotation__668_3601577900"/><text:span text:style-name="T14">,</text:span></text:p>
      <text:p text:style-name="P6"><text:s text:c="3"/><office:annotation office:name="__Annotation__698_3601577900" loext:resolved="false"><dc:creator>Autor desconocido</dc:creator><dc:date>2023-01-25T13:43:20.129000000</dc:date><text:p text:style-name="P17"><text:span text:style-name="T20">This means no constraints on TAC</text:span></text:p></office:annotation><text:s/><text:span text:style-name="T14">upper_constraint = Inf,</text:span></text:p>
      <text:p text:style-name="P8"><text:s text:c="4"/>lower_constraint = 0<office:annotation-end office:name="__Annotation__698_3601577900"/></text:p>
      <text:p text:style-name="P6"><text:s text:c="2"/>)</text:p>
      <text:p text:style-name="P6"><text:s text:c="2"/></text:p>
      <text:p text:style-name="P7">hcr_comps porque tenemos <text:s/>hcrpars["comp_i"] en la catch rule.</text:p>
      <text:p text:style-name="P7"/>
      <text:p text:style-name="P7">advice &lt;- hcrpars["comp_c", ] *</text:p>
      <text:p text:style-name="P7"><text:s text:c="16"/>(hcrpars["comp_r", ]^hcrpars["exp_r", ]) *</text:p>
      <text:p text:style-name="P7"><text:s text:c="16"/>(hcrpars["comp_f", ]^hcrpars["exp_f", ]) *</text:p>
      <text:p text:style-name="P7"><text:s text:c="16"/>(hcrpars["comp_b", ]^hcrpars["exp_b", ]) *</text:p>
      <text:p text:style-name="P7"><text:s text:c="15"/><office:annotation office:name="__Annotation__720_3601577900" loext:resolved="false"><dc:creator>Autor desconocido</dc:creator><dc:date>2023-01-25T14:02:10.095000000</dc:date><text:p text:style-name="P17"><text:span text:style-name="T20">comp_i = FALSE por lo que no se usa</text:span></text:p></office:annotation><text:s text:c="2"/><text:span text:style-name="T14">hcrpars["comp_i"] </text:span>*<office:annotation-end office:name="__Annotation__720_3601577900"/></text:p>
      <text:p text:style-name="P7"><text:s text:c="16"/>hcrpars["multiplier", ] </text:p>
      <text:p text:style-name="P7"/>
      <text:p text:style-name="P7">is_comps is used to constraint the advice derived from previous function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Dudas a Santi:</text:p>
      <text:p text:style-name="P9"/>
      <text:p text:style-name="P16"><text:span text:style-name="T4">tenemos que poner restricciones en el advice con el PA Buffer o con otra cosa porque este no veo exactamente que hace. </text:span></text:p>
      <text:p text:style-name="P16"><text:span text:style-name="T16">“...</text:span><text:span text:style-name="T17">u</text:span><text:span text:style-name="T18">u </text:span><text:span text:style-name="T19">=</text:span><text:span text:style-name="T15">1.2, and </text:span><text:span text:style-name="T17">u</text:span><text:span text:style-name="T18">l </text:span><text:span text:style-name="T19">=</text:span><text:span text:style-name="T15">0.8) but includes a precautionary buffer. This buffer reduces the catch advice by 20% if either fishing mortality</text:span></text:p>
      <text:p text:style-name="P15"><text:span text:style-name="T15">is above its MSY reference level, or biomass below half </text:span><text:span text:style-name="T5">its MSY reference level, based on MSY proxy reference evaluations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TSY" svg:font-family="MTSY" style:font-family-generic="roman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 style:font-pitch="variable"/>
    <style:font-face style:name="MinionPro-Regular" svg:font-family="MinionPro-Regular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SimSun" style:font-family-asian="NSimSun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6T12:45:07.191000000</meta:creation-date>
    <dc:date>2023-01-26T08:54:23.075000000</dc:date>
    <meta:editing-duration>PT8H10M25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55" meta:word-count="1098" meta:character-count="6571" meta:non-whitespace-character-count="5383"/>
  </office:meta>
</office:document-meta>
</file>